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a2" style:family="table">
      <style:table-properties style:width="15.921cm" table:align="margins" style:writing-mode="lr-tb"/>
    </style:style>
    <style:style style:name="Tabella2.A" style:family="table-column">
      <style:table-column-properties style:column-width="3.184cm" style:rel-column-width="13107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5.921cm" table:align="margins" style:writing-mode="lr-tb"/>
    </style:style>
    <style:style style:name="Tabella1.A" style:family="table-column">
      <style:table-column-properties style:column-width="3.184cm" style:rel-column-width="1310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E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ahoma" fo:font-size="13pt" fo:font-weight="bold" style:font-name-asian="Tahoma1" style:font-size-asian="13pt" style:font-weight-asian="bold" style:font-name-complex="Tahoma1" style:font-size-complex="13pt" style:font-weight-complex="bold"/>
    </style:style>
    <style:style style:name="P2" style:family="paragraph" style:parent-style-name="Standard" style:master-page-name="Standard">
      <style:paragraph-properties style:page-number="auto"/>
      <style:text-properties style:font-name="Tahoma" fo:font-size="13pt" fo:font-weight="bold" style:font-name-asian="Tahoma1" style:font-size-asian="13pt" style:font-weight-asian="bold" style:font-name-complex="Tahoma1" style:font-size-complex="13pt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o in chiaro fuori tabella</text:p>
      <text:p text:style-name="P1"/>
      <text:section text:style-name="Sect1" text:name="Sezione1">
        <text:p text:style-name="P1"/>
        <table:table table:name="Tabella2" table:style-name="Tabella2">
          <table:table-column table:style-name="Tabella2.A" table:number-columns-repeated="5"/>
          <table:table-row>
            <table:table-cell table:style-name="Tabella2.A1" office:value-type="string">
              <text:p text:style-name="Table_20_Contents">t1_1</text:p>
            </table:table-cell>
            <table:table-cell table:style-name="Tabella2.A1" office:value-type="string">
              <text:p text:style-name="Table_20_Contents">t1_2</text:p>
            </table:table-cell>
            <table:table-cell table:style-name="Tabella2.A1" office:value-type="string">
              <text:p text:style-name="Table_20_Contents">t1_3</text:p>
            </table:table-cell>
            <table:table-cell table:style-name="Tabella2.A1" office:value-type="string">
              <text:p text:style-name="Table_20_Contents">t1_4</text:p>
            </table:table-cell>
            <table:table-cell table:style-name="Tabella2.E1" office:value-type="string">
              <text:p text:style-name="Table_20_Contents">t1_5</text:p>
            </table:table-cell>
          </table:table-row>
          <table:table-row>
            <table:table-cell table:style-name="Tabella2.A2" office:value-type="string">
              <text:p text:style-name="Table_20_Contents">T2_1</text:p>
            </table:table-cell>
            <table:table-cell table:style-name="Tabella2.A2" office:value-type="string">
              <text:p text:style-name="Table_20_Contents">T2_2</text:p>
            </table:table-cell>
            <table:table-cell table:style-name="Tabella2.A2" office:value-type="string">
              <text:p text:style-name="Table_20_Contents">T2_3</text:p>
            </table:table-cell>
            <table:table-cell table:style-name="Tabella2.A2" office:value-type="string">
              <text:p text:style-name="Table_20_Contents">T2_4</text:p>
            </table:table-cell>
            <table:table-cell table:style-name="Tabella2.E2" office:value-type="string">
              <text:p text:style-name="Table_20_Contents">t2_5</text:p>
            </table:table-cell>
          </table:table-row>
        </table:table>
        <text:p text:style-name="Standard"/>
      </text:section>
      <text:section text:style-name="Sect1" text:name="Sezione2">
        <text:p text:style-name="P1">Testo 2</text:p>
      </text:section>
      <text:p text:style-name="P1">testo3</text:p>
      <table:table table:name="Tabella1" table:style-name="Tabella1">
        <table:table-column table:style-name="Tabella1.A" table:number-columns-repeated="5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  <table:table-cell table:style-name="Tabella1.E1" office:value-type="string">
            <text:p text:style-name="Table_20_Contents"/>
          </table:table-cell>
        </table:table-row>
        <table:table-row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E2" office:value-type="string">
            <text:p text:style-name="Table_20_Contents"/>
          </table:table-cell>
        </table:table-row>
      </table:table>
      <text:p text:style-name="P1">testo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en" fo:country="US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oneUserDefinedStyle" style:family="text">
      <style:text-properties fo:color="#1b2232" style:font-name="Tahoma" fo:font-size="10pt" fo:font-weight="bold" style:font-name-asian="Tahoma1" style:font-size-asian="10pt" style:font-weight-asian="bold" style:font-name-complex="Tahoma1" style:font-size-complex="10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1-29T16:44:15</meta:creation-date>
    <dc:date>2023-11-30T12:22:36.58</dc:date>
    <meta:generator>OpenOffice/4.1.7$Win32 OpenOffice.org_project/417m1$Build-9800</meta:generator>
    <dc:creator>Gianluca Moresco</dc:creator>
    <meta:editing-duration>PT1M48S</meta:editing-duration>
    <meta:editing-cycles>4</meta:editing-cycles>
    <meta:document-statistic meta:table-count="2" meta:image-count="0" meta:object-count="0" meta:page-count="1" meta:paragraph-count="14" meta:word-count="19" meta:character-count="88"/>
  </office:meta>
</office:document-meta>
</file>